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top="0.635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212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635cm" fo:margin-bottom="0.212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635cm" fo:margin-bottom="0.212cm" loext:contextual-spacing="false" fo:line-height="120%" fo:text-align="center" style:justify-single-word="false" style:writing-mode="lr-tb"/>
      <style:text-properties fo:font-weight="normal"/>
    </style:style>
    <style:style style:name="P6" style:family="paragraph" style:parent-style-name="Text_20_body">
      <style:paragraph-properties fo:margin-top="0.635cm" fo:margin-bottom="0.212cm" loext:contextual-spacing="false" fo:line-height="179%" fo:text-align="center" style:justify-single-word="false" style:writing-mode="lr-tb"/>
      <style:text-properties officeooo:paragraph-rsid="0016724b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22pt" fo:font-style="normal" style:text-underline-style="none" fo:font-weight="bold" officeooo:paragraph-rsid="0016724b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normal" officeooo:rsid="0016724b" officeooo:paragraph-rsid="0016724b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text-underline-style="none"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2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22pt" fo:font-style="normal" style:text-underline-style="none" fo:font-weight="bold" officeooo:rsid="0016724b" style:text-blinking="false" fo:background-color="transparent" loext:char-shading-value="0"/>
    </style:style>
    <style:style style:name="T5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font-variant="normal" fo:text-transform="none" fo:color="#000000" style:font-name="Times New Roman1" fo:font-size="14pt" fo:font-style="normal" fo:background-color="transparent" loext:char-shading-value="0"/>
    </style:style>
    <style:style style:name="T7" style:family="text">
      <style:text-properties fo:font-variant="normal" fo:text-transform="none" fo:color="#444444" style:text-line-through-style="none" style:text-line-through-type="none" style:font-name="Times New Roman1" fo:font-size="10.5pt" fo:font-style="normal" style:text-underline-style="none" style:text-blinking="false" fo:background-color="transparent" loext:char-shading-value="0"/>
    </style:style>
    <style:style style:name="T8" style:family="text">
      <style:text-properties officeooo:rsid="00167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ca1995f7-7fff-7a0f-83a4-313f3fbee3fe"/>МИНИСТЕРСТВО НАУКИ И ВЫСШЕГО ОБРАЗОВАНИЯ</text:p>
      <text:p text:style-name="P2">РОССИЙСКОЙ ФЕДЕРАЦИИ</text:p>
      <text:p text:style-name="P5"><text:span text:style-name="T1">Федеральное государственное бюджетное образовательное учреждение высшего образования </text:span><text:span text:style-name="T7">«</text:span><text:span text:style-name="T1">Саратовский государственный технический университет имени Гагарина Ю. А.»</text:span></text:p>
      <text:p text:style-name="P2">Профессионально-педагогический колледж</text:p>
      <text:p text:style-name="P6"/>
      <text:p text:style-name="P6"><text:span text:style-name="T4">О</text:span><text:span text:style-name="T3">тчет по </text:span><text:span text:style-name="T4">разработке сайта</text:span></text:p>
      <text:p text:style-name="P7"><text:span text:style-name="T8">Дисциплина: Разработка WEB-приложений</text:span></text:p>
      <text:p text:style-name="Text_20_body"/>
      <text:p text:style-name="P8"/>
      <text:p text:style-name="P8">Студентки Сафоновой Алены Алексеевны</text:p>
      <text:p text:style-name="P8">группы ИСП-9<text:span text:style-name="T8">3</text:span>2</text:p>
      <text:p text:style-name="P10"><text:span text:style-name="T2">Отделения </text:span><text:span text:style-name="T6">Информационных технологий</text:span></text:p>
      <text:p text:style-name="P1"/>
      <text:p text:style-name="P4">Преподаватель ППК СГТУ им Гагарина Ю. А.</text:p>
      <text:p text:style-name="P9">Кудряшова Елена Владимировна</text:p>
      <text:p text:style-name="P3">2022 год, Саратов</text:p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8:49:11.500546114</meta:creation-date>
    <dc:date>2022-10-19T18:57:57.721873473</dc:date>
    <meta:editing-duration>PT8M46S</meta:editing-duration>
    <meta:editing-cycles>1</meta:editing-cycles>
    <meta:document-statistic meta:table-count="0" meta:image-count="0" meta:object-count="0" meta:page-count="2" meta:paragraph-count="13" meta:word-count="53" meta:character-count="490" meta:non-whitespace-character-count="448"/>
    <meta:generator>LibreOffice/6.4.7.2$Linux_X86_64 LibreOffice_project/40$Build-2</meta:generator>
  </office:meta>
</office:document-meta>
</file>